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apDataResource.MapDataResour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MapDataResource.writeToStream( OutputStream o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14">
            <text:p text:style-name="Table_20_Contents">1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